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3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612.6" calcext:value-type="float">
            <text:p>612.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506.5" calcext:value-type="float">
            <text:p>506.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255.82424522403" calcext:value-type="float">
            <text:p>255.82424522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417604056846278" calcext:value-type="float">
            <text:p>0.417604056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1:08.376000000</dc:date>
    <meta:editing-duration>PT5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